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1pt" style:text-underline-style="solid" style:text-underline-width="auto" style:text-underline-color="font-color" fo:font-weight="bold" officeooo:rsid="0025fb15" officeooo:paragraph-rsid="0010ac3f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/>
      <style:text-properties officeooo:rsid="0024ce5d" officeooo:paragraph-rsid="0010ac3f"/>
    </style:style>
    <style:style style:name="P4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paragraph-rsid="0010ac3f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paragraph-rsid="0010ac3f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0131f89" officeooo:paragraph-rsid="0010ac3f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0ac3f" style:text-blinking="false" fo:background-color="#ffffff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31f89" officeooo:paragraph-rsid="0010ac3f" style:text-blinking="false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weight-asian="normal" style:font-weight-complex="normal"/>
    </style:style>
    <style:style style:name="P12" style:family="paragraph" style:parent-style-name="Text_20_body" style:list-style-name="L8">
      <loext:graphic-properties draw:fill="none"/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officeooo:paragraph-rsid="0010ac3f" style:text-blinking="false" fo:background-color="transparent"/>
    </style:style>
    <style:style style:name="P13" style:family="paragraph" style:parent-style-name="Text_20_body" style:list-style-name="L8">
      <loext:graphic-properties draw:fill="none"/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officeooo:paragraph-rsid="0013c6b3" style:text-blinking="false" fo:background-color="transparent"/>
    </style:style>
    <style:style style:name="P14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196377" officeooo:paragraph-rsid="0010ac3f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14c157" officeooo:paragraph-rsid="0014c157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bold" officeooo:rsid="001533c2" officeooo:paragraph-rsid="0010ac3f" style:text-blinking="false" fo:background-color="transparent" style:font-size-asian="10pt" style:font-size-complex="10pt"/>
    </style:style>
    <style:style style:name="P18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1" fo:font-size="11pt" fo:font-style="italic" style:text-underline-style="none" fo:font-weight="normal" officeooo:paragraph-rsid="0010ac3f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1" fo:font-size="11pt" fo:font-style="italic" style:text-underline-style="none" fo:font-weight="normal" officeooo:rsid="0034ecd5" officeooo:paragraph-rsid="0010ac3f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22" style:family="paragraph" style:parent-style-name="Text_20_body" style:list-style-name="L5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3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4" style:family="paragraph" style:parent-style-name="Text_20_body" style:list-style-name="L8">
      <loext:graphic-properties draw:fill="none"/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5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0ac3f"/>
    </style:style>
    <style:style style:name="P26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3c6b3"/>
    </style:style>
    <style:style style:name="P27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10ac3f" style:font-size-asian="10pt" style:font-size-complex="10pt"/>
    </style:style>
    <style:style style:name="P28" style:family="paragraph" style:parent-style-name="Text_20_body" style:list-style-name="L8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officeooo:paragraph-rsid="0010ac3f"/>
    </style:style>
    <style:style style:name="P29" style:family="paragraph" style:parent-style-name="Text_20_body" style:list-style-name="L8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paragraph-rsid="0013c6b3" style:text-blinking="false" fo:background-color="transparent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8pt" fo:font-style="normal" style:text-underline-style="none" fo:font-weight="normal" officeooo:rsid="0011c635" officeooo:paragraph-rsid="0010ac3f" style:text-blinking="false" fo:background-color="transparent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0ac3f" style:text-blinking="false" fo:background-color="#ffffff"/>
    </style:style>
    <style:style style:name="P32" style:family="paragraph" style:parent-style-name="Text_20_body" style:list-style-name="L6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officeooo:paragraph-rsid="0010ac3f" style:text-blinking="false" fo:background-color="transparent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0ac3f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0ac3f"/>
    </style:style>
    <style:style style:name="P35" style:family="paragraph" style:parent-style-name="Text_20_body" style:list-style-name="L5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" fo:font-size="11pt" fo:letter-spacing="normal" fo:font-style="normal" style:text-underline-style="none" fo:font-weight="normal" officeooo:rsid="00292049" officeooo:paragraph-rsid="0010ac3f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724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9d90" style:text-blinking="false" fo:background-color="#ffffff" loext:char-shading-value="0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7a78" style:text-blinking="false" fo:background-color="#ffffff" loext:char-shading-value="0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1c63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9d90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1c635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31f89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5b80c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0fb50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ee2e8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d44e7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65d6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4ce5d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58b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1c63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4ecd5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1d77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32aff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4bc64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5fb15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089dd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6e9a5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6549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9204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13c6b3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3c6b3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a4f61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3c6b3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4c157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4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533c2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b9515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6e9a5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34ecd5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5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53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54" style:family="text">
      <style:text-properties fo:font-variant="normal" fo:text-transform="none" fo:color="#cccccc" style:text-line-through-style="none" style:text-line-through-type="none" style:font-name="Arial1" fo:font-style="normal" style:text-underline-style="none" style:text-blinking="false" fo:background-color="transparent" loext:char-shading-value="0"/>
    </style:style>
    <style:style style:name="T55" style:family="text">
      <style:text-properties officeooo:rsid="002df09c"/>
    </style:style>
    <style:style style:name="T56" style:family="text">
      <style:text-properties officeooo:rsid="001533c2"/>
    </style:style>
    <style:style style:name="T57" style:family="text">
      <style:text-properties fo:color="#000000" style:font-name="Arial1" fo:font-style="italic" officeooo:rsid="003089dd" style:font-style-asian="italic" style:font-style-complex="italic"/>
    </style:style>
    <style:style style:name="T58" style:family="text">
      <style:text-properties fo:color="#000000" style:font-name="Arial1" officeooo:rsid="003089dd"/>
    </style:style>
    <style:style style:name="T59" style:family="text">
      <style:text-properties fo:color="#000000" style:font-name="Arial1" officeooo:rsid="0016e9a5"/>
    </style:style>
    <style:style style:name="T60" style:family="text">
      <style:text-properties fo:color="#000000" style:font-name="Arial1" officeooo:rsid="0034ecd5"/>
    </style:style>
    <style:style style:name="T61" style:family="text">
      <style:text-properties fo:color="#000000" style:font-name="Arial1" officeooo:rsid="00354208"/>
    </style:style>
    <style:style style:name="T62" style:family="text">
      <style:text-properties officeooo:rsid="002865d6"/>
    </style:style>
    <style:style style:name="T63" style:family="text">
      <style:text-properties officeooo:rsid="001a4f61"/>
    </style:style>
    <style:style style:name="T64" style:family="text">
      <style:text-properties officeooo:rsid="001b9515"/>
    </style:style>
    <style:style style:name="T65" style:family="text">
      <style:text-properties style:text-underline-style="none" fo:font-weight="normal" officeooo:rsid="00292049"/>
    </style:style>
    <style:style style:name="T66" style:family="text">
      <style:text-properties style:text-underline-style="none" fo:font-weight="normal" officeooo:rsid="0028ee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Keith Booher</text:p>
      <text:p text:style-name="P33"><text:span text:style-name="T9">keith.booher</text:span><text:span text:style-name="T8">@</text:span><text:span text:style-name="T9">yahoo</text:span><text:span text:style-name="T8">.com | </text:span><text:span text:style-name="T9">512</text:span><text:span text:style-name="T8">-</text:span><text:span text:style-name="T9">653</text:span><text:span text:style-name="T8">-</text:span><text:span text:style-name="T9">5115</text:span><text:span text:style-name="T8"> | </text:span><text:span text:style-name="T9">Austin</text:span><text:span text:style-name="T8">, </text:span><text:span text:style-name="T9">Texas</text:span></text:p>
      <text:p text:style-name="P33"><text:span text:style-name="T11">LinkedIn:</text:span><text:span text:style-name="T53">https://www.linkedin.com/in/keith-booher-8250b715a/</text:span><text:span text:style-name="T51"> </text:span></text:p>
      <text:p text:style-name="P33"><text:span text:style-name="T11">Website:</text:span><text:span text:style-name="T53">https://keithbooher.github.io/Bootstrap-Portfolio/</text:span><text:span text:style-name="T11"> <text:s/></text:span></text:p>
      <text:p text:style-name="P34"><text:span text:style-name="T11"><text:tab/><text:tab/><text:tab/><text:tab/>Github:</text:span><text:span text:style-name="T53">https://github.com/keithbooher</text:span><text:span text:style-name="T51"> </text:span></text:p>
      <text:p text:style-name="P31"/>
      <text:p text:style-name="P7">TECHNICAL SKILLS </text:p>
      <text:p text:style-name="P21"><text:span text:style-name="T22">Node.Js, </text:span><text:span text:style-name="T23">M</text:span><text:span text:style-name="T24">oment.js</text:span><text:span text:style-name="T22">, JavaScript, jQuery, React.js, </text:span><text:span text:style-name="T25">Express, Passport, OAuth</text:span><text:span text:style-name="T22">, React, GIT, Github, MySQL, </text:span><text:span text:style-name="T26">Mongo, Canvas, Stripe</text:span><text:span text:style-name="T22">, Firebase, </text:span><text:span text:style-name="T26">Handlebars</text:span><text:span text:style-name="T22">, HTML, CSS, Bootstrap, </text:span><text:span text:style-name="T27">Restful </text:span><text:span text:style-name="T22">APIs, JSON, </text:span><text:span text:style-name="T28">C</text:span><text:span text:style-name="T22">ommand </text:span><text:span text:style-name="T28">L</text:span><text:span text:style-name="T22">ine, </text:span><text:span text:style-name="T25">C</text:span><text:span text:style-name="T22">omputer </text:span><text:span text:style-name="T25">S</text:span><text:span text:style-name="T22">cience </text:span><text:span text:style-name="T25">F</text:span><text:span text:style-name="T22">undamentals, </text:span><text:span text:style-name="T25">W</text:span><text:span text:style-name="T22">riting </text:span><text:span text:style-name="T25">W</text:span><text:span text:style-name="T22">ests, </text:span><text:span text:style-name="T29">150+ hours of scientific lab time</text:span><text:span text:style-name="T10"> </text:span></text:p>
      <text:p text:style-name="P9"/>
      <text:p text:style-name="P8">HIGHLIGHTS</text:p>
      <text:list xml:id="list120738491345279001" text:style-name="L1">
        <text:list-item>
          <text:p text:style-name="P10">Creative Design</text:p>
        </text:list-item>
        <text:list-item>
          <text:p text:style-name="P10">Usability expertise</text:p>
        </text:list-item>
        <text:list-item>
          <text:p text:style-name="P10">Complex problem solver</text:p>
        </text:list-item>
        <text:list-item>
          <text:p text:style-name="P10">Strong communication <text:span text:style-name="T55">and time management</text:span> skills</text:p>
        </text:list-item>
        <text:list-item>
          <text:p text:style-name="P11">Quick to pick up new software</text:p>
          <text:p text:style-name="P11"/>
        </text:list-item>
      </text:list>
      <text:p text:style-name="P25"><text:span text:style-name="T43">PROJECT</text:span><text:span text:style-name="T44">S</text:span></text:p>
      <text:p text:style-name="P27"><text:span text:style-name="T47">LetsGoCamping</text:span><text:span text:style-name="T46"> </text:span><text:span text:style-name="T54">|</text:span><text:span text:style-name="T46"> </text:span><text:span text:style-name="T48">UT Coding Bootcamp </text:span><text:span text:style-name="T49">Team Project</text:span></text:p>
      <text:p text:style-name="P19">Single-page web application for <text:span text:style-name="T56">finding campsites, acquiring weather info and suggested products related to conditions of the camping experience</text:span></text:p>
      <text:list xml:id="list5966370161408435990" text:style-name="L5">
        <text:list-item>
          <text:p text:style-name="P22"><text:span text:style-name="T45">Languages and technologies used</text:span><text:span text:style-name="T30">:</text:span><text:span text:style-name="T31"> </text:span><text:span text:style-name="T32">REST</text:span><text:span text:style-name="T31"> API's, Bootstrap, CSS, Jquery, </text:span><text:span text:style-name="T30">GitHub</text:span></text:p>
        </text:list-item>
      </text:list>
      <text:p text:style-name="P17"/>
      <text:p text:style-name="P27"><text:span text:style-name="T50">Shuteye</text:span><text:span text:style-name="T46"> </text:span><text:span text:style-name="T54">|</text:span><text:span text:style-name="T46"> </text:span><text:span text:style-name="T48">UT Coding Bootcamp </text:span><text:span text:style-name="T49">Team Project</text:span></text:p>
      <text:p text:style-name="P20">Social environment app where users can track logged naps and dream experiences as well as view other users experiences</text:p>
      <text:list xml:id="list1343988797890" text:continue-numbering="true" text:style-name="L5">
        <text:list-item>
          <text:p text:style-name="P35"><text:span text:style-name="T57">Languages and technologies used</text:span><text:span text:style-name="T58">:</text:span><text:span text:style-name="T59"> </text:span><text:span text:style-name="T60">Javascript, </text:span><text:span text:style-name="T61">Jquery</text:span><text:span text:style-name="T60">, Node.js, Express, </text:span><text:span text:style-name="T61">Cavas</text:span><text:span text:style-name="T60">, Handlebars, </text:span><text:span text:style-name="T61">MySql, CSS, HTML</text:span></text:p>
          <text:p text:style-name="P35"><text:span text:style-name="T61"/></text:p>
        </text:list-item>
      </text:list>
      <text:p text:style-name="P7">EXPERIENCE</text:p>
      <text:p text:style-name="P7"/>
      <text:p text:style-name="P26"><text:span text:style-name="T36">American Power Comapny</text:span><text:span text:style-name="T35"> </text:span><text:span text:style-name="T38">0</text:span><text:span text:style-name="T39">7</text:span><text:span text:style-name="T37">/</text:span><text:span text:style-name="T40">201</text:span><text:span text:style-name="T42">8</text:span><text:span text:style-name="T37">-</text:span><text:span text:style-name="T41">Current</text:span></text:p>
      <text:p text:style-name="P16">Appointment Setter</text:p>
      <text:list xml:id="list4892936737155774721" text:style-name="L8">
        <text:list-item>
          <text:p text:style-name="P29"><text:span text:style-name="T21"/></text:p>
        </text:list-item>
      </text:list>
      <text:p text:style-name="P23"/>
      <text:p text:style-name="P25"><text:span text:style-name="T35">HEB </text:span><text:span text:style-name="T38">08</text:span><text:span text:style-name="T37">/</text:span><text:span text:style-name="T40">2011</text:span><text:span text:style-name="T37">-</text:span><text:span text:style-name="T40">8</text:span><text:span text:style-name="T37">/</text:span><text:span text:style-name="T40">2018</text:span></text:p>
      <text:p text:style-name="P15"><text:span text:style-name="T62">Perishables</text:span> <text:span text:style-name="T63">Specialist</text:span></text:p>
      <text:list xml:id="list1344529942320" text:continue-numbering="true" text:style-name="L8">
        <text:list-item>
          <text:p text:style-name="P28"><text:span text:style-name="T19">P</text:span><text:span text:style-name="T20">resentation </text:span><text:span text:style-name="T21">and organization </text:span><text:span text:style-name="T20">consult</text:span><text:span text:style-name="T19">ant</text:span></text:p>
        </text:list-item>
        <text:list-item>
          <text:p text:style-name="P12">Managed team members and work load</text:p>
        </text:list-item>
        <text:list-item>
          <text:p text:style-name="P24"><text:span text:style-name="T33">Played an Important role in breaking</text:span><text:span text:style-name="T34"> nine sales records </text:span><text:span text:style-name="T33">at different stores</text:span><text:span text:style-name="T34"> </text:span></text:p>
        </text:list-item>
      </text:list>
      <text:p text:style-name="P3"/>
      <text:p text:style-name="P1">EDUCATION</text:p>
      <text:list xml:id="list5123651998586812302" text:style-name="L7">
        <text:list-item>
          <text:p text:style-name="P18">Trilogy Ed Full Stack Developer <text:span text:style-name="T64">Bootcamp</text:span> Certification</text:p>
        </text:list-item>
        <text:list-item>
          <text:p text:style-name="P14">Product design experience in STEM Academy</text:p>
        </text:list-item>
        <text:list-item>
          <text:p text:style-name="P4"><text:span text:style-name="T3">Austin Community College</text:span><text:span text:style-name="T4">, </text:span><text:span text:style-name="T3">Austin</text:span><text:span text:style-name="T4">, </text:span><text:span text:style-name="T3">Tx</text:span></text:p>
        </text:list-item>
      </text:list>
      <text:p text:style-name="P5"><text:span text:style-name="T1"><text:tab/><text:tab/>Earned </text:span><text:span text:style-name="T2">55</text:span><text:span text:style-name="T1"> credits towards </text:span><text:span text:style-name="T2">AAS Chemi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3:18:01.407000000</meta:creation-date>
    <dc:date>2018-08-03T00:13:43.776000000</dc:date>
    <meta:editing-duration>PT55M40S</meta:editing-duration>
    <meta:editing-cycles>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36" meta:word-count="219" meta:character-count="1663" meta:non-whitespace-character-count="1480"/>
  </office:meta>
</office:document-meta>
</file>